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9f3e" officeooo:paragraph-rsid="00089f3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89f3e" officeooo:paragraph-rsid="00089f3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89f3e" officeooo:paragraph-rsid="00089f3e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Tags HTML</text:p>
      <text:p text:style-name="P2">Cintia de Azevedo Castro</text:p>
      <text:p text:style-name="P2"/>
      <text:p text:style-name="P2">Respostas:</text:p>
      <text:p text:style-name="P3"/>
      <text:p text:style-name="P3">Tag 1: &lt;header&gt;</text:p>
      <text:p text:style-name="P3">Tag 2: &lt;main&gt;</text:p>
      <text:p text:style-name="P3">Tag 3: &lt;nav&gt;</text:p>
      <text:p text:style-name="P3">Tag 4: &lt;img&gt;</text:p>
      <text:p text:style-name="P3">Tag 5: &lt;h1&gt;</text:p>
      <text:p text:style-name="P3">Tag 6: &lt;h2&gt;</text:p>
      <text:p text:style-name="P3">Tag 7: &lt;p&gt;</text:p>
      <text:p text:style-name="P3">Tag 8: &lt;a&gt;</text:p>
      <text:p text:style-name="P3">Tag 9: &lt;footer&gt;</text:p>
      <text:p text:style-name="P3">Tag 10: &lt;ul&gt;</text:p>
      <text:p text:style-name="P3">Tag 11: &lt;li&gt;</text:p>
      <text:p text:style-name="P3">Tag 12: &lt;form&gt;</text:p>
      <text:p text:style-name="P3">Tag 13: &lt;label&gt;</text:p>
      <text:p text:style-name="P3">Tag 14: &lt;input&gt;</text:p>
      <text:p text:style-name="P3">Tag 15: &lt;select&gt;</text:p>
      <text:p text:style-name="P3">Tag 16: &lt;button&gt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03:14.491000000</meta:creation-date>
    <dc:date>2024-07-12T16:26:27.558000000</dc:date>
    <meta:editing-duration>PT23M31S</meta:editing-duration>
    <meta:editing-cycles>1</meta:editing-cycles>
    <meta:document-statistic meta:table-count="0" meta:image-count="0" meta:object-count="0" meta:page-count="1" meta:paragraph-count="19" meta:word-count="56" meta:character-count="262" meta:non-whitespace-character-count="225"/>
    <meta:generator>LibreOffice/7.6.3.2$Windows_X86_64 LibreOffice_project/29d686fea9f6705b262d369fede658f824154cc0</meta:generator>
  </office:meta>
</office:document-meta>
</file>